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50000027EFEB7A3A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1062" officeooo:paragraph-rsid="000e1062" fo:background-color="#ff00cc"/>
    </style:style>
    <style:style style:name="P2" style:family="paragraph" style:parent-style-name="Standard">
      <style:text-properties officeooo:rsid="000e1062" officeooo:paragraph-rsid="000e1062" fo:background-color="#ffff66"/>
    </style:style>
    <style:style style:name="P3" style:family="paragraph" style:parent-style-name="Standard">
      <style:text-properties officeooo:rsid="0014a8a2" officeooo:paragraph-rsid="0014a8a2" fo:background-color="#ffff66"/>
    </style:style>
    <style:style style:name="P4" style:family="paragraph" style:parent-style-name="Standard">
      <style:text-properties officeooo:rsid="000e1062" officeooo:paragraph-rsid="000e1062" fo:background-color="transparent"/>
    </style:style>
    <style:style style:name="P5" style:family="paragraph" style:parent-style-name="Standard">
      <style:text-properties officeooo:rsid="000e1062" officeooo:paragraph-rsid="000f8bcd" fo:background-color="transparent"/>
    </style:style>
    <style:style style:name="P6" style:family="paragraph" style:parent-style-name="Standard">
      <style:text-properties officeooo:rsid="000e1062" officeooo:paragraph-rsid="0011578e" fo:background-color="transparent"/>
    </style:style>
    <style:style style:name="P7" style:family="paragraph" style:parent-style-name="Standard">
      <style:text-properties officeooo:rsid="00124545" officeooo:paragraph-rsid="00124545" fo:background-color="transparent"/>
    </style:style>
    <style:style style:name="P8" style:family="paragraph" style:parent-style-name="Standard">
      <style:text-properties officeooo:rsid="0014a8a2" officeooo:paragraph-rsid="0014a8a2" fo:background-color="transparent"/>
    </style:style>
    <style:style style:name="P9" style:family="paragraph" style:parent-style-name="Standard">
      <style:text-properties officeooo:rsid="00156b8b" officeooo:paragraph-rsid="00156b8b" fo:background-color="transparent"/>
    </style:style>
    <style:style style:name="P10" style:family="paragraph" style:parent-style-name="Standard">
      <style:text-properties officeooo:rsid="00156b8b" officeooo:paragraph-rsid="0017658f" fo:background-color="transparent"/>
    </style:style>
    <style:style style:name="P11" style:family="paragraph" style:parent-style-name="Standard">
      <style:text-properties officeooo:rsid="00176814" officeooo:paragraph-rsid="00176814" fo:background-color="transparent"/>
    </style:style>
    <style:style style:name="P12" style:family="paragraph" style:parent-style-name="Standard">
      <style:text-properties officeooo:rsid="0019636d" officeooo:paragraph-rsid="0019636d" fo:background-color="transparent"/>
    </style:style>
    <style:style style:name="P13" style:family="paragraph" style:parent-style-name="Standard">
      <style:text-properties officeooo:rsid="0019636d" officeooo:paragraph-rsid="0019c64c" fo:background-color="transparent"/>
    </style:style>
    <style:style style:name="P14" style:family="paragraph" style:parent-style-name="Standard">
      <style:text-properties officeooo:rsid="0019636d" officeooo:paragraph-rsid="0019da52" fo:background-color="transparent"/>
    </style:style>
    <style:style style:name="P15" style:family="paragraph" style:parent-style-name="Standard">
      <style:text-properties officeooo:rsid="0019c64c" officeooo:paragraph-rsid="0019c64c" fo:background-color="transparent"/>
    </style:style>
    <style:style style:name="P16" style:family="paragraph" style:parent-style-name="Standard">
      <style:text-properties officeooo:rsid="0019da52" officeooo:paragraph-rsid="0019da52" fo:background-color="transparent"/>
    </style:style>
    <style:style style:name="P17" style:family="paragraph" style:parent-style-name="Standard">
      <style:text-properties officeooo:rsid="000e1062" officeooo:paragraph-rsid="000e1062" fo:background-color="#66ffff"/>
    </style:style>
    <style:style style:name="P18" style:family="paragraph" style:parent-style-name="Standard">
      <style:text-properties officeooo:rsid="000e1062" officeooo:paragraph-rsid="000f8bcd" fo:background-color="#66ffff"/>
    </style:style>
    <style:style style:name="T1" style:family="text">
      <style:text-properties officeooo:rsid="000f8bcd"/>
    </style:style>
    <style:style style:name="T2" style:family="text">
      <style:text-properties fo:background-color="#66ffff" loext:char-shading-value="0"/>
    </style:style>
    <style:style style:name="T3" style:family="text">
      <style:text-properties officeooo:rsid="0017658f" fo:background-color="#ff6600" loext:char-shading-value="0"/>
    </style:style>
    <style:style style:name="T4" style:family="text">
      <style:text-properties officeooo:rsid="000f8bcd" fo:background-color="#99ff66" loext:char-shading-value="0"/>
    </style:style>
    <style:style style:name="T5" style:family="text">
      <style:text-properties style:text-position="super 58%"/>
    </style:style>
    <style:style style:name="T6" style:family="text">
      <style:text-properties style:text-position="super 58%" officeooo:rsid="0012d73e" fo:background-color="#99ff66" loext:char-shading-value="0"/>
    </style:style>
    <style:style style:name="T7" style:family="text">
      <style:text-properties style:text-position="0% 100%"/>
    </style:style>
    <style:style style:name="T8" style:family="text">
      <style:text-properties style:text-position="0% 100%" officeooo:rsid="0012d73e" fo:background-color="#99ff66" loext:char-shading-value="0"/>
    </style:style>
    <style:style style:name="T9" style:family="text">
      <style:text-properties officeooo:rsid="0017658f"/>
    </style:style>
    <style:style style:name="T10" style:family="text">
      <style:text-properties officeooo:rsid="0019636d"/>
    </style:style>
    <style:style style:name="T11" style:family="text">
      <style:text-properties fo:background-color="#ffff00" loext:char-shading-value="0"/>
    </style:style>
    <style:style style:name="T12" style:family="text">
      <style:text-properties officeooo:rsid="0019c64c"/>
    </style:style>
    <style:style style:name="T13" style:family="text">
      <style:text-properties officeooo:rsid="0019da5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ANSI (työn nimi, tekijä)</text:p>
      <text:p text:style-name="P1">TIIVISTELMÄ (noin 200 sanaa)</text:p>
      <text:p text:style-name="P1">SISÄLLYS</text:p>
      <text:p text:style-name="P2">Johdanto (mm. aiheen ajankohtaisuus, tutkimuskysymykset ja tutkielman tarkoitus)</text:p>
      <text:p text:style-name="P2">Teoreettinen viitekehys ja kirjallisuuskatsaus3(6)</text:p>
      <text:p text:style-name="P9">REITIN ETSINNÄN TEORIA:</text:p>
      <text:p text:style-name="P10">Pienimmän kustannuksen polun etsintä kahden pisteen välillä tapahtuu muodostamalla kustannuspinnasta verkko, jossa varsinainen reitinetsintä tapahtuu. </text:p>
      <text:p text:style-name="P10"/>
      <text:p text:style-name="P10">Rasteripohjaisissa menetelmissä verkko muodostetaan siten, että jokainen rasterin solu edustaa yhtä solmua, ja jokainen solmu saa <text:span text:style-name="T9">naapureikseen</text:span> ne 8 tai 16 solmua, <text:span text:style-name="T9">jotka</text:span> ympäröivät <text:span text:style-name="T9">tarkasteltavaa solua. Näin jokainen solmu saa naapureikseen saman verran solmuja, ja solmujen väliset kaaripainot vastaavat rasterin solukokoa kerrottuna soluille määriteltyjen kustannusten keskiarvolla. Diagonaalisesti toisiinsa nähden sijaitsevien solujen kustannus kerrotaan 1.41:llä, ja 16 suuntaa käytettäessä uloimmille naapureille käytetään arvoa </text:span><text:span text:style-name="T3">X.</text:span></text:p>
      <text:p text:style-name="P10"/>
      <text:p text:style-name="P10"><text:span text:style-name="T9">Näkyvyyteen perustuvassa reitinetsinnässä jokainen solmu edustaa yhtä kustannuspolygonien rajoilla oleva pistettä. Tämä piste voi olla joko kustannuspinnassa määritelty kulmapiste, tai pitkille suorille osuuksille laskettu täydentävä piste. Jokainen solmu saa naapureikseen ne solmut, joita edustavat pisteet voidaan yhdistää suoralla viivalla, ilman että minkään kustannuspolygonin rajaa leikataan. Tällöin jokaisella solmulla on aina vähintään kaksi naapuria, mutta naapurien määrälle ei ole ylärajaa. Myöskään solmujen väliset kaaret eivät ole vakiopainoisia, vaan kaaren paino määräytyy kertomalla solmujen välinen euklidinen etäisyys sen kustannuspolygonin kustannusarvolla, jonka alueella kaari sijaitsee.</text:span></text:p>
      <text:p text:style-name="P10"/>
      <text:p text:style-name="P11">Kun verkko on saatu muodostettua, tapahtuu varsinainen reitinetsintä käyttäen joko Dijkstran algoritmia, tai A* algoritmia. A* on käytännössä muunnelma Dijkstran algoritmista, joka ohjaa reitinetsintää kohti maalipiste<text:span text:style-name="T10">i</text:span>tä, kun taas Dijkstran algoritmissa reitinetsintä etenee aina siihen suuntaa, johon päästään pienimmällä kustannuksella.</text:p>
      <text:p text:style-name="P11"><draw:frame draw:style-name="fr1" draw:name="Kuva1" text:anchor-type="paragraph" svg:x="3.4728in" svg:y="0.0354in" svg:width="2.9618in" svg:height="3.0827in" draw:z-index="0"><draw:image xlink:href="Pictures/10000201000002650000027EFEB7A3AD.png" xlink:type="simple" xlink:show="embed" xlink:actuate="onLoad"/></draw:frame></text:p>
      <text:p text:style-name="P11">Molempien algoritmien ideana on aloittaa solmujen käsittely aloitussolmusta, minkä jälkeen tarkistetaan onko solmun naapurisolmuihin jo löydetty halvempaa reittiä kuin kustannus käsittelyssä olevaan solmuun + kustannus solmujen välillä. Mikäli ei ole, päivitetään kustannusarviota.</text:p>
      <text:p text:style-name="P11"/>
      <text:p text:style-name="P11">Algoritmien ainoa ero on siinä, missä järjestyksessä solmut käsitellään. Dijkstran algoritmissa valitaan aina käsiteltäväksi solmu, johon laskettu kustannusarvio lähtösolmusta on pienin. A* laskee arvion siitä kuinka suuri kustannus solmusta on lähimpään maalisolmuun, <text:span text:style-name="T10">ja ottaa käsiteltäväksi sen solmun jolle tähän asti löydetty kustannus + tämä arvio on pienin.</text:span></text:p>
      <text:p text:style-name="P11"/>
      <text:p text:style-name="P12">AIKAVAATIVUUDET JA VERKON MUODON VAIKUTUS SIIHEN</text:p>
      <text:p text:style-name="P9"/>
      <text:p text:style-name="P8">RASTERIALGORITMIN TOIMINTA</text:p>
      <text:p text:style-name="P12">Kun pienimmän kustannuksen polkuja halutaan etsiä polygonimuotoisesta kustannuspinnasta, täytyy rasterimenetelmiä käyttämällä, aina ensin muuttaa kustannuspinta rasterimuotoiseksi. Jo tässä vaiheessa voidaan saada aikaiseksi merkittäviä virhelähteitä jos käytettävän rasterin resoluutio <text:soft-page-break/>ei ole riittävä ESIM SILJANDER PELASTUSVENEET. Ongelmaksi muodostuu erityisesti, jos jokin kustannusalue jakautuu kahteen osaan, tai jos jotkin kaksi kustannusaluetta yhdistyvät, vaikka niiden välillä ei todellisuudessa olisi yhteyttä. Nämä ongelmat katoavat jos rasterin resoluutiota kasvatetaan riittävästi, mikä ei aina kuitenkaan ole mahdollista laskentaresurssien rajallisuuden vuoksi. </text:p>
      <text:p text:style-name="P12"/>
      <text:p text:style-name="P12">Rasterimentelmällä lopullisten maalipisteiden kustannusarvio saadaan laskemalla kunkin maalipisteen kustannus vastaamaan sen kumulatiivisen kustannuspinnan solun arvoa, jonka alueella <text:s/>kyseinen maalipiste sijaitsee. Tämä on erityisesti suurella solukoolla ongelmallista, sillä jo johtuen lähtö ja maalipisteiden sijainnista solujen sisällä voidaan saada pahimmillaan aikaiseksi <text:span text:style-name="T11">2*sqrt(2)*solukoko</text:span> kokoinen virhe.</text:p>
      <text:p text:style-name="P12"/>
      <text:p text:style-name="P13">Virhettä syntyy myös siinä kuinka kunkin kustannusrasterin solun arvoa määritellään. Yleisesti käytettyjä menetelmiä ovat <text:span text:style-name="T11">solun keskipiste, max pinta-ala, max-boundary</text:span> Näistä mikään ei takaa sitä että solussa sijaitseva lähtö tai maalipiste todella sijaitsee sen kustannuksen alueella, jossa se sijaitsi alkuperäisessä polygoniaineistossa. Esimerkiksi tilanteessa, jossa kustannus on mallia 0-<text:span text:style-name="T12">1</text:span>, eli halutaan vain selvittää, onko reittiä olemassa, voi käydä niin e<text:span text:style-name="T12">ttä lähtö- tai maalisolmu, joka sijaitsi 0 kustannuksen alueella, päätyykin soluun, jonka arvo on 1. Tällaisessa tilanteessa analyysin tulos on, ettei reittiä ole olemassa, vaikka sellainen todellisuudessa olisi. Vastaavia ongelmia syntyy esimerkiksi ohuiden muihin kuin pääilmansuuntiin kulkevien kustannusalueiden kohdalla. Rasteria muodostettaessa voi käydä niin, että alueeseen tulee aukko, josta reitinetsintä pääsee oikaisemaan.</text:span></text:p>
      <text:p text:style-name="P15"/>
      <text:p text:style-name="P15">Kun rasterimuotoinen kustannuspinta on saatu muodostettua, voidaan laskea kumulatiivinen kustannus pinta Dijkstran algoritmia käyttäen. Koska jokaisella solmulla on vain 8 tai 16 naapuria, on myös liikkumissuuntien määrä rajoittunut kahdeksaan tai kuuteentoista. Kahdeksalla suunnalla tämä tarkoittaa sitä, että jos maalisolmu sijaitsee johonkin muuhun suuntaan lähtösolmusta kuin pää- tai väli-ilmansuuntiin, etenee kahdeksaan kulkusuuntaan perustuvan rasterimenetelmän tuottama polku ensin johonkin pää-ilmansuuntaa, minkä jälkeen se etenee johonkin väli-ilmansuuntaan, sen sijaan että se etenisi suoraan kohteeseensa. KUINKA SUUREN VIRHEEN AIHEUTTAA TEORIASSA</text:p>
      <text:p text:style-name="P13"/>
      <text:p text:style-name="P14"><text:span text:style-name="T12"><text:line-break/>PROSESSI</text:span></text:p>
      <text:p text:style-name="P14"/>
      <text:p text:style-name="P14"><text:span text:style-name="T13">Kuten aiemmin todettiin, näkyvyyteen perustuva reitinetsintä toimii täysin samoin kuin rasteripohjainen reitin etsintä sillä erotuksella, että kunkin solmun naapurit valitaan eri perustein. Keskeinen ongelma näkyvyyteen perustuvan reitinetsinnän toteuttamisessa onkin solmusta näkyvien naapureiden määrittely riittävän tehokkaasti, mutta siten että menetelmä toimii vapaamuotisella kustannuspinnalla. Käytin toteutuksessani muokattua Lee &amp; Preparatan esittelemää Funnel algoritmia. FUNNEL TOIMINTA, MODI.</text:span></text:p>
      <text:p text:style-name="P14"/>
      <text:p text:style-name="P16">Tuloksena saatu polku siis kulkee kustannuspolygonin reunoja pitkin, joko niillä olleiden kulmapisteiden kautta, tai suorille osuuksille laskettujen täydentävien pisteiden kautta. Todellisuudessa ei välttämättä ole niin, että optimaalinen polku kulkisi näiden pisteiden kautta, vaan se voi ylittää polygonien rajoja mielivaltaisissa pisteissä. Kuitenkin jos polygonien sivuille laskettavien pisteiden määrää kasvatetaan, lähestyy tuloksena saatu polku optimaalista polkua. Aineiston tarkkuutta kasvattamalla lähestytään siis todellista pienimmän kustannuksen polkua, mitä ei tapahtunut rasteripohjaisella menetelmällä.</text:p>
      <text:p text:style-name="P14"/>
      <text:p text:style-name="P16">Näkyvyyteen perustuvan reitinetsinnän tuloksena syntyy siis todellinen polku lähtö ja maalipisteiden välille, jonka jokaisen segmentin kustannus on laskettu kertomalla segmentin pituus sen kustannuspolygonin arvolla, jonka alueella kyseinen segmentti sijaitsee. Ei ole myöskään <text:soft-page-break/>mahdollista että mikään segmentti sijaitsisi useamman kuin yhden kustannuspolygonin alueella. Polku myös alkaa ja päättyy todellisiin lähtö ja maalipisteisiin. Näin ollen tuloksena saatu polku on todellinen polku käytetyssä polygoniaineistossa, ja sen kustannus on todellinen kustannus tätä polkua pitkin. Toisin kuin rasteripohjaisessa menetelmässä, näkyvyyteen perustuvalla menetelmällä ei siis ole mahdollista, että löydettäisiin pienintä mahdollista kustannusta halvempi polku. Tämä tarkoittaa myös sitä, että jos polkua ei todellisuudessa ole, ei näkyvyyteen perustuva menetelmä myöskään löydä mitään polkua. Hyödynnän tätä tietoa vertaillessani rasteripohjaista ja näkyvyyteen perustuvaa menetelmää. Jos näkyvyyteen perustuva menetelmä löytää halvemman polun, kuin rasteripohjainen menetelmä, voidaan todeta löydetyn polun olleen lähempänä optimaalista polkua. Toisaalta, jos rasteripohjainen menetelmä löytää polun, joka on lyhyempi kuin näkyvyyteen perustuvan menetelmän löytämä polku, voidaan todeta, että ei ole selvää kumpi polku on lähempänä optimaalista.</text:p>
      <text:p text:style-name="P2">Tutkimusaineisto ja käytetyt analyysimenetelmät (mikäli tutkielmassa käytetään empiiristä</text:p>
      <text:p text:style-name="P2">aineistoa)</text:p>
      <text:p text:style-name="P4"/>
      <text:p text:style-name="P4">PROSESSIN ESITTELY</text:p>
      <text:p text:style-name="P4">Tutkielmassa näkyvyyteen perustuvan- ja rasteripohjaisen menetelmien eroja vertailtiin kymmenessä eri aineistossa. Aineistot olivat polygoniaineistoja, joille oli määritelty kustannus attribuutti. Aineistojen alueelle laskettiin satunnaisiin paikkoihin yksi lähtöpiste ja 100kpl kohdepisteitä. Tämän jälkeen laskettiin pienimmän kustannuksen polku käyttäen rasteripohjaista, sekä näkyvyyteen perustuvaa menetelmää. Lopuksi laskettiin menetelmien tuottamien polkujen pituuksien ero sekä suhde.</text:p>
      <text:p text:style-name="P17"><text:bookmark-start text:name="__DdeLink__506_2122581367"/>KUVA VUOKAAVIO<text:bookmark-end text:name="__DdeLink__506_2122581367"/></text:p>
      <text:p text:style-name="P4">AINEISTOJEN ESITTELY</text:p>
      <text:p text:style-name="P4"/>
      <text:p text:style-name="P4">UNIFORM</text:p>
      <text:p text:style-name="P4">Aineisto kuvaa teoreettista perustapausta, jossa etsitään lyhimmän kustannuksen reittiä ympyrän keskipisteestä sen reunoille, käyttäen homogeenistä kustannuspintaa. Näin pienimmän kustannuksen polku vastaa lyhintä polkua, ja se on helposti laskettavissa euklidisena etäisyytenä.</text:p>
      <text:p text:style-name="P17">KUVA UNIFORM</text:p>
      <text:p text:style-name="P4"/>
      <text:p text:style-name="P4">SQUARES</text:p>
      <text:p text:style-name="P4">Suorakulmaisiin ruutuihin perustuvan aineiston tarkoitus on kuvata tilannetta, jossa aineisto tekee liikkumisen helpommaksi pää- ja väli-ilmansuuntin.</text:p>
      <text:p text:style-name="P18"><text:bookmark-start text:name="__DdeLink__523_2122581367"/>KUVA <text:bookmark-end text:name="__DdeLink__523_2122581367"/></text:p>
      <text:p text:style-name="P4"/>
      <text:p text:style-name="P4">SUOMEN KUNNAT</text:p>
      <text:p text:style-name="P5">Aineisto koostuu Suomen kuntien tilastollisista tunnusluvuista, ja se on tilastokeskuksen tuottamaa. Aineistossa on <text:span text:style-name="T1">26565 noodia, ja sen alueet ovat suhteellisen yksinkertaisen muotoisia sekä keskenään samankaltaisia. Aineistossa käytettiin kustannusmuuttujana vuokra-asumisen osuutta, joten kustannus vaihteli 5.6 ja 47.3 välillä.</text:span></text:p>
      <text:p text:style-name="P5"><text:span text:style-name="T2">KUVA </text:span></text:p>
      <text:p text:style-name="P5"><text:line-break/>SAARISTO<text:line-break/><text:span text:style-name="T1">Aineistossa on Suomen rantaviivaa Raaseporin kunnan eteläpuolelta. Ainesto on Syken tuottamaa ja se siinä on kuvattu muodoltaan todenmukaisesti pienemmätkin luodot. Aineisto on laadittu siten, että siinä polygonit kuvaavat vettä, ja maa-alueet ovat aukkoja. Käytin aineistossa homogeenista kustannuspintaa, joten siinä löydetyt polut ovat matkaltaan lyhimpiä polkuja. Saadut polut kuvaavat siis esimerkiksi lyhintä reittiä maalipisteisiin veneellä. Aineistossa on 37648 noodia, jotka jakautuvat kolmeen vesialueita kuvaavaan polygoniin. Polygoneissa on runsaasti reikiä (saaria), jotka ovat muodoltaan ja kooltaan vaihtelevia.</text:span></text:p>
      <text:p text:style-name="P18">KUVA </text:p>
      <text:p text:style-name="P5"><text:soft-page-break/></text:p>
      <text:p text:style-name="P5">CORINE</text:p>
      <text:p text:style-name="P6"><text:span text:style-name="T1">Aineisto on osa Corine maankäyttöluokitusta (LÄHDE SYKE), </text:span><text:span text:style-name="T4">MISTÄ</text:span><text:span text:style-name="T1"> alueelta. Siinä on käytetty kustannusmuuttujana tason 3 maankäyttöluokitusta, joka vaihtelee välillä 112-523. Aineiston polygonit ovat vaihtelevan muotoisia ja kokoisia, saaristo aineistoon verrattuna polygonit ovat selvästi kulmikkaampia. Aineisto on myös muihin tutkimiini aineistoihin verrattuna suhteellisen suuri, se koostuu 111811 noodista.</text:span></text:p>
      <text:p text:style-name="P5"><text:span text:style-name="T2">KUVA </text:span><text:line-break/>MELU</text:p>
      <text:p text:style-name="P7">Meluaineisto kuvaa tieliikenteen melua Helsingissä (LÄHDE SYKE). Siinä kustannusmuuttujana on käytetty kunkin polygonin alueella havaitun melun voimakkuuden ylärajaa, joka vaihtelee välillä 10-100. Aineiston polygonit ovat vahvasti vyöhykemäisiä, ja vyöhykkeiden väliin jäävä tila vaihtelee suuresti. Myös aineiston polygonien pinta-ala vaihtelee 0.4m<text:span text:style-name="T5">2</text:span><text:span text:style-name="T7"> ja 1400763.813m</text:span><text:span text:style-name="T5">2</text:span><text:span text:style-name="T7"> välillä. </text:span><text:span text:style-name="T8">Aineisto kuvaa hyvin tilannetta jossa rasterointi on ongelmallista, sillä 0.4m</text:span><text:span text:style-name="T6">2 </text:span><text:span text:style-name="T8">pikselikoolla, joka ainakin periaatteessa pystyisi esittämään kaikki aineiston polygonit jollakin tapaa, kasvaa rasterin koko niin suureksi, ettei sen käyttö ole enää mielekästä.</text:span></text:p>
      <text:p text:style-name="P18">KUVA </text:p>
      <text:p text:style-name="P18"/>
      <text:p text:style-name="P2">Tulokset (mikäli tutkielmassa käytetään empiiristä aineistoa)</text:p>
      <text:p text:style-name="P8">TAULUKKO TULOKSISTA 8 SUUNTA</text:p>
      <text:p text:style-name="P8">TAULUKKO TULOKSISTA 16 SUUNTAA</text:p>
      <text:p text:style-name="P8">JOS POLKUA EI LÖYDY/LÖYTYY SUOMEN KUNNAT PISTE SAARESSA JOHON RASERI OSAA MENNÄ</text:p>
      <text:p text:style-name="P3"/>
      <text:p text:style-name="P2">Johtopäätökset ja pohdinta</text:p>
      <text:p text:style-name="P2">Lähdeluettelo</text:p>
      <text:p text:style-name="P2">Liitte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4T17:18:05.723154426</meta:creation-date>
    <dc:date>2016-02-14T20:31:34.306272527</dc:date>
    <meta:editing-duration>PT34M54S</meta:editing-duration>
    <meta:editing-cycles>4</meta:editing-cycles>
    <meta:generator>LibreOffice/4.4.6.3$Linux_X86_64 LibreOffice_project/40m0$Build-3</meta:generator>
    <meta:document-statistic meta:table-count="0" meta:image-count="1" meta:object-count="0" meta:page-count="4" meta:paragraph-count="51" meta:word-count="1282" meta:character-count="11201" meta:non-whitespace-character-count="9960"/>
  </office:meta>
</office:document-meta>
</file>